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4"/>DIA DE SHOPPING</text:p>
      <text:p text:style-name="Standard"><text:s text:c="3"/>Durante as minhas férias não ocorreu muita coisa interessante, só teve um domingo em que eu sai com os meus amigos, a gente foi no shopping. Tudo começou comigo e com a Yasmim, minha amiga, marcando de ir no Maringá Park, porém, precisávamos de mais pessoas, então eu chamei o Matheus, o Matheus aceitou e estava tudo pronto para nós irmos, até que a Yasmim desmarcou, eu e o Matheus pensamos então de deixar para ir no Catuaí que era mais perto, mas deixamos para ir no Maringá Park mesmo, chamamos a Maria, a Isabelle e o Renan para ir junto e marcamos de chegas às 14h.</text:p>
      <text:p text:style-name="Standard"><text:s text:c="3"/>No dia eu cheguei primeiro, como combinado às 14h, fiquei 40 min esperando os outros, primeiro chegou a Maria e logo depois o Matheus, a Isa e o Renan chegaram lá para às 15:30h. Quando todos chegaram compramos ingressos para assistir Thor: Amor e Trovão, foi bem legal, e após o filme eu tive que ir embora, os outros ficaram no shopping e compraram esfih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175" meta:character-count="995" meta:non-whitespace-character-count="773"/>
    <meta:generator>LibreOffice/5.1.6.2$Linux_X86_64 LibreOffice_project/10m0$Build-2</meta:generator>
  </office:meta>
</office:document-meta>
</file>